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Config.setWriteContentLength( boolean write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ParserConfig( ParserConfig pars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SerializerFeatures( SerializerFeature ... serializer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ClassSerialize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SerializeConfig( SerializeConfig serializ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ParseProcess( ParseProcess parse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Serializ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JsonConfig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isWrite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Serializer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ClassSerializeFilters( Map &lt; Class &lt; ? &gt; , SerializeFilter &gt; classSerializeFil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Config.setSerializeFilters( SerializeFilter ... serialize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Parse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Serialize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getPar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fig.setFeatures( 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